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4" svg:font-family="'Courier New'"/>
    <style:font-face style:name="Courier New2" svg:font-family="'Courier New'" style:font-family-generic="modern" style:font-pitch="fixed"/>
    <style:font-face style:name="CourierNewPSMT" svg:font-family="CourierNewPSMT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tarSymbol4" svg:font-family="StarSymbol, 'Arial Unicode MS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ucida Sans Unicode1" svg:font-family="'Lucida Sans Unicode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6.346cm"/>
    </style:style>
    <style:style style:name="gr3" style:family="graphic" style:parent-style-name="code_20_saisie">
      <style:graphic-properties fo:min-height="0.958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737cm" fo:min-width="2.851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6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6.825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outline1">
      <style:graphic-properties fo:min-height="14.029cm"/>
    </style:style>
    <style:style style:name="pr7" style:family="presentation" style:parent-style-name="zenika-titre-notes">
      <style:graphic-properties draw:fill-color="#ffffff" fo:min-height="11.392cm"/>
    </style:style>
    <style:style style:name="pr8" style:family="presentation" style:parent-style-name="zenika-titre-outline1">
      <style:graphic-properties draw:fill-color="#ffffff" fo:min-height="13.779cm"/>
    </style:style>
    <style:style style:name="pr9" style:family="presentation" style:parent-style-name="zenika-titre-outline1">
      <style:graphic-properties draw:fill-color="#ffffff" fo:min-height="1.267cm"/>
    </style:style>
    <style:style style:name="pr10" style:family="presentation" style:parent-style-name="zenika-titre-outline1">
      <style:graphic-properties draw:fill-color="#ffffff" fo:min-height="9.999cm"/>
    </style:style>
    <style:style style:name="pr11" style:family="presentation" style:parent-style-name="zenika-titre-outline1">
      <style:graphic-properties draw:fill-color="#ffffff" draw:auto-grow-height="true" fo:min-height="14.03cm"/>
    </style:style>
    <style:style style:name="pr12" style:family="presentation" style:parent-style-name="zenika-titre-outline1">
      <style:graphic-properties draw:fill-color="#ffffff" fo:min-height="8.9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NewPSMT" fo:font-size="16pt" style:text-underline-style="none" fo:font-weight="bold" style:font-name-asian="CourierNewPSMT" style:font-size-asian="16pt" style:font-weight-asian="bold" style:font-name-complex="CourierNewPSMT" style:font-size-complex="16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NewPSMT" fo:font-size="10pt" fo:font-weight="normal" style:font-name-asian="CourierNewPSMT" style:font-size-asian="10pt" style:font-weight-asian="normal" style:font-name-complex="CourierNewPSMT" style:font-size-complex="5.69999980926514pt" style:font-weight-complex="normal"/>
    </style:style>
    <style:style style:name="P11" style:family="paragraph">
      <style:paragraph-properties fo:margin-left="0cm" fo:margin-right="0cm" fo:text-indent="0cm"/>
      <style:text-properties fo:color="#942824" style:font-name="Arial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0000" style:font-name="Courier New2" fo:font-size="16pt" fo:language="fr" fo:country="FR" style:text-underline-style="none" fo:font-weight="bold" style:font-name-asian="Courier New4" style:font-size-asian="16pt" style:font-weight-asian="bold" style:font-name-complex="Courier New4" style:font-size-complex="16pt" style:font-weight-complex="bold"/>
    </style:style>
    <style:style style:name="T3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4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5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6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language-asian="en" style:country-asian="US" style:font-weight-asian="bold" style:font-name-complex="Courier New2" style:font-size-complex="16pt" style:font-weight-complex="bold"/>
    </style:style>
    <style:style style:name="T7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9" style:family="text">
      <style:text-properties fo:color="#000000" style:font-name="Courier New2" fo:font-size="13pt" fo:language="fr" fo:country="FR" fo:font-weight="normal" style:font-name-asian="Courier New4" style:font-size-asian="13pt" style:font-weight-asian="normal" style:font-name-complex="Courier New4" style:font-size-complex="13pt" style:font-weight-complex="normal"/>
    </style:style>
    <style:style style:name="T10" style:family="text">
      <style:text-properties fo:color="#942824" style:font-name="Arial" fo:font-size="44pt" fo:font-weight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a">
        <style:list-level-properties text:min-label-width="0.59cm"/>
        <style:text-properties fo:color="#942824" fo:font-size="100%"/>
      </text:list-level-style-number>
      <text:list-level-style-number text:level="2" style:num-suffix=")" style:num-format="a">
        <style:list-level-properties text:space-before="1.27cm" text:min-label-width="0.635cm"/>
        <style:text-properties fo:color="#942824" fo:font-size="100%"/>
      </text:list-level-style-number>
      <text:list-level-style-number text:level="3" style:num-suffix=")" style:num-format="a">
        <style:list-level-properties text:space-before="2.54cm"/>
        <style:text-properties fo:color="#942824" fo:font-size="100%"/>
      </text:list-level-style-number>
      <text:list-level-style-number text:level="4" style:num-suffix=")" style:num-format="a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a gestion </text:span><text:span text:style-name="T1"><text:line-break/></text:span><text:span text:style-name="T1"><text:line-break/></text:span><text:span text:style-name="T1">de configuration logiciel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CM</text:p>
          </draw:text-box>
        </draw:frame>
        <draw:frame presentation:style-name="pr4" draw:text-style-name="P5" draw:layer="layout" svg:width="23.438cm" svg:height="6.825cm" svg:x="1cm" svg:y="3.733cm" presentation:class="outline" presentation:user-transformed="true">
          <draw:text-box>
            <text:list text:style-name="L3">
              <text:list-item>
                <text:p text:style-name="P1">SCM = Source Code Management<text:line-break/></text:p>
              </text:list-item>
              <text:list-item>
                <text:p text:style-name="P1">Dialogue entre Maven et le gestionnaire de sources<text:line-break/></text:p>
              </text:list-item>
              <text:list-item>
                <text:p text:style-name="P1">Utile pour </text:p>
                <text:list>
                  <text:list-item>
                    <text:p text:style-name="P1">Le déploiement de livrables</text:p>
                  </text:list-item>
                  <text:list-item>
                    <text:p text:style-name="P1">L'intégration continue au sens larg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5cm" svg:height="6.596cm" svg:x="1.5cm" svg:y="11cm">
          <draw:text-box>
            <text:p text:style-name="P6"><text:span text:style-name="T2">[...]</text:span></text:p>
            <text:p text:style-name="P6"><text:span text:style-name="T3">&lt;</text:span><text:span text:style-name="T4">scm</text:span><text:span text:style-name="T3">&gt;</text:span></text:p>
            <text:p text:style-name="P6"><text:span text:style-name="T3"><text:s text:c="2"/></text:span><text:span text:style-name="T3">&lt;</text:span><text:span text:style-name="T4">connection</text:span><text:span text:style-name="T3">&gt;</text:span><text:span text:style-name="T3"><text:line-break/></text:span><text:span text:style-name="T3"><text:tab/></text:span><text:span text:style-name="T5">scm:svn</text:span><text:span text:style-name="T6">:</text:span><text:span text:style-name="T6"><text:a xlink:href="../../../../training/svnrepo/trunck/resanet-tools" xlink:type="simple">file:///C:/training/svnrepo/trunk/resanet</text:a></text:span></text:p>
            <text:p text:style-name="P6"><text:span text:style-name="T3"><text:s text:c="2"/></text:span><text:span text:style-name="T3">&lt;/</text:span><text:span text:style-name="T4">connection</text:span><text:span text:style-name="T3">&gt;</text:span></text:p>
            <text:p text:style-name="P6"><text:span text:style-name="T5"><text:tab/></text:span><text:span text:style-name="T5"> <text:s text:c="3"/></text:span></text:p>
            <text:p text:style-name="P6"><text:span text:style-name="T3"><text:s text:c="3"/></text:span><text:span text:style-name="T3">&lt;</text:span><text:span text:style-name="T4">developerConnection</text:span><text:span text:style-name="T3">&gt;</text:span></text:p>
            <text:p text:style-name="P6"><text:span text:style-name="T5"><text:s text:c="3"/></text:span><text:span text:style-name="T5">scm:svn:</text:span><text:span text:style-name="T6"><text:a xlink:href="../../../../training/svnrepo/trunck/resanet-tools" xlink:type="simple">file:///C:/training/svnrepo/trunk/resanet</text:a></text:span></text:p>
            <text:p text:style-name="P6"><text:span text:style-name="T3"><text:s text:c="3"/></text:span><text:span text:style-name="T3">&lt;/</text:span><text:span text:style-name="T4">developerConnection</text:span><text:span text:style-name="T3">&gt;</text:span></text:p>
            <text:p text:style-name="P6"><text:span text:style-name="T3">&lt;/</text:span><text:span text:style-name="T4">scm</text:span><text:span text:style-name="T3">&gt;</text:span></text:p>
            <text:p text:style-name="P6"><text:span text:style-name="T2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 - maven-scm-plugin</text:p>
          </draw:text-box>
        </draw:frame>
        <draw:frame presentation:style-name="pr6" draw:layer="layout" svg:width="23.438cm" svg:height="14.029cm" svg:x="0.86cm" svg:y="4.233cm" presentation:class="outline">
          <draw:text-box>
            <text:list text:style-name="L3">
              <text:list-item>
                <text:p>Supporte les principaux SCM du marché :</text:p>
                <text:list>
                  <text:list-item>
                    <text:list>
                      <text:list-item>
                        <text:p>Subversion, Git, Mercurial, CVS...</text:p>
                      </text:list-item>
                    </text:list>
                  </text:list-item>
                </text:list>
                <text:p/>
              </text:list-item>
              <text:list-item>
                <text:p>Propose une API commune quelque soit le provider utilisé</text:p>
                <text:p/>
              </text:list-item>
              <text:list-item>
                <text:p>Fournit des goals adaptés à chaque opération de gestion de configuration</text:p>
                <text:list>
                  <text:list-item>
                    <text:list>
                      <text:list-item>
                        <text:p>scm:checkout, scm:checkin, scm:branch, scm:tag , …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6" draw:layer="layout" svg:width="23.438cm" svg:height="14.029cm" svg:x="0.86cm" svg:y="4.233cm" presentation:class="outline">
          <draw:text-box>
            <text:list text:style-name="L3">
              <text:list-item>
                <text:p>Configuration dans le POM</text:p>
                <text:p/>
                <text:p/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<text:span text:style-name="T7">connection </text:span>: read-only, utilisée pour checkout </text:p>
                  </text:list-item>
                  <text:list-item>
                    <text:p><text:span text:style-name="T7">developperConnection </text:span>: read-write, utilisée pour checkin</text:p>
                  </text:list-item>
                  <text:list-item>
                    <text:p><text:span text:style-name="T7">url </text:span>: adresse du dépôt, listable avec un navigateu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5cm" svg:height="6.596cm" svg:x="1.5cm" svg:y="5.5cm">
          <draw:text-box>
            <text:p text:style-name="P6"><text:span text:style-name="T3">&lt;</text:span><text:span text:style-name="T4">scm</text:span><text:span text:style-name="T3">&gt;</text:span><text:span text:style-name="T5"><text:tab/></text:span></text:p>
            <text:p text:style-name="P6"><text:span text:style-name="T3"><text:s text:c="2"/></text:span><text:span text:style-name="T3">&lt;</text:span><text:span text:style-name="T4">connection</text:span><text:span text:style-name="T3">&gt;</text:span><text:span text:style-name="T3"><text:line-break/></text:span><text:span text:style-name="T3"><text:tab/></text:span><text:span text:style-name="T5">scm:svn</text:span><text:span text:style-name="T6">:</text:span><text:span text:style-name="T6"><text:a xlink:href="../../../../training/svnrepo/trunck/resanet-tools" xlink:type="simple">file:///C:/training/svnrepo/trunk/resanet</text:a></text:span></text:p>
            <text:p text:style-name="P6"><text:span text:style-name="T3"><text:s text:c="2"/></text:span><text:span text:style-name="T3">&lt;/</text:span><text:span text:style-name="T4">connection</text:span><text:span text:style-name="T3">&gt;</text:span><text:span text:style-name="T5"><text:tab/></text:span><text:span text:style-name="T5"> <text:s text:c="3"/></text:span></text:p>
            <text:p text:style-name="P6"><text:span text:style-name="T3"><text:s text:c="2"/></text:span><text:span text:style-name="T3">&lt;</text:span><text:span text:style-name="T4">developerConnection</text:span><text:span text:style-name="T3">&gt;</text:span></text:p>
            <text:p text:style-name="P6"><text:span text:style-name="T5"><text:s text:c="2"/></text:span><text:span text:style-name="T5"><text:tab/></text:span><text:span text:style-name="T5">scm:svn:</text:span><text:span text:style-name="T6"><text:a xlink:href="../../../../training/svnrepo/trunck/resanet-tools" xlink:type="simple">file:///C:/training/svnrepo/trunk/resanet</text:a></text:span></text:p>
            <text:p text:style-name="P6"><text:span text:style-name="T3"><text:s text:c="2"/></text:span><text:span text:style-name="T3">&lt;/</text:span><text:span text:style-name="T4">developerConnection</text:span><text:span text:style-name="T3">&gt;</text:span></text:p>
            <text:p text:style-name="P6"><text:span text:style-name="T3"><text:s text:c="2"/></text:span><text:span text:style-name="T3">&lt;url&gt;</text:span></text:p>
            <text:p text:style-name="P6"><text:span text:style-name="T3"><text:s text:c="2"/></text:span><text:span text:style-name="T3"><text:tab/></text:span><text:span text:style-name="T5">http://somerepository.com</text:span></text:p>
            <text:p text:style-name="P6"><text:span text:style-name="T3"><text:s text:c="2"/></text:span><text:span text:style-name="T3">&lt;/url&gt;</text:span></text:p>
            <text:p text:style-name="P6"><text:span text:style-name="T3">&lt;/</text:span><text:span text:style-name="T4">scm</text:span><text:span text:style-name="T3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emples de chaînes de connexion</text:p>
                <text:list>
                  <text:list-item>
                    <text:p>SVN</text:p>
                    <text:p/>
                    <text:list>
                      <text:list-header>
                        <text:p/>
                      </text:list-header>
                      <text:list-item>
                        <text:p>Protocoles : svn, svn+ssh, http, https, file</text:p>
                      </text:list-item>
                    </text:list>
                  </text:list-item>
                  <text:list-item>
                    <text:p>Git</text:p>
                    <text:p/>
                    <text:p/>
                    <text:list>
                      <text:list-header>
                        <text:p>Protocoles : git, http, https, ssh, file </text:p>
                      </text:list-header>
                    </text:list>
                  </text:list-item>
                  <text:list-item>
                    <text:p>Mercurial</text:p>
                    <text:p/>
                    <text:p/>
                    <text:list>
                      <text:list-item>
                        <text:p>Protocoles : http, https, file, chemin loc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23cm" svg:height="1.208cm" svg:x="1.5cm" svg:y="10.292cm">
          <draw:text-box>
            <text:p text:style-name="P8"><text:span text:style-name="T8">scm:git:[protocol]://server_name[:port]/path_to_repository</text:span></text:p>
            <text:p text:style-name="P9"><text:span text:style-name="T9"/></text:p>
          </draw:text-box>
        </draw:frame>
        <draw:frame draw:style-name="gr3" draw:text-style-name="P10" draw:layer="layout" svg:width="23cm" svg:height="1.208cm" svg:x="1.5cm" svg:y="6.5cm">
          <draw:text-box>
            <text:p text:style-name="P8"><text:span text:style-name="T8">scm:svn:[protocol]://[username[:password]@]server_name[:port]/path_to_repository</text:span></text:p>
            <text:p text:style-name="P9"><text:span text:style-name="T9"/></text:p>
          </draw:text-box>
        </draw:frame>
        <draw:frame draw:style-name="gr3" draw:text-style-name="P10" draw:layer="layout" svg:width="23cm" svg:height="1.208cm" svg:x="1.5cm" svg:y="14.5cm">
          <draw:text-box>
            <text:p text:style-name="P8"><text:span text:style-name="T8">scm:hg:[[protocol]://server_name[:port]/]path_to_repository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ntégration SCM – Créer un livrable</text:p>
          </draw:text-box>
        </draw:frame>
        <draw:frame presentation:style-name="pr8" draw:text-style-name="P5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Difficulté de réaliser un livrable au sein d'un projet<text:line-break/></text:p>
              </text:list-item>
              <text:list-item>
                <text:p text:style-name="P1">Objectif de Maven : automatiser le plus possible le processus de livrable<text:line-break/></text:p>
              </text:list-item>
              <text:list-item>
                <text:p text:style-name="P1">Fourniture du plugin « maven-release-plugin » permettant</text:p>
                <text:list>
                  <text:list-item>
                    <text:p text:style-name="P1">L'utilisation de bonnes pratiques</text:p>
                  </text:list-item>
                  <text:list-item>
                    <text:p text:style-name="P1">La mise à jour du fichier pom.xml (montée de version)</text:p>
                  </text:list-item>
                  <text:list-item>
                    <text:p text:style-name="P1">La mise à jour du gestionnaire de source (création de label)<text:line-break/></text:p>
                  </text:list-item>
                </text:list>
              </text:list-item>
              <text:list-item>
                <text:p text:style-name="P1">Le plugin est composé de deux étapes</text:p>
                <text:list>
                  <text:list-item>
                    <text:p text:style-name="P1">L'étape de préparation « release:prepare »</text:p>
                  </text:list-item>
                  <text:list-item>
                    <text:p text:style-name="P1">L'étape d'exécution « release:perform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able – Étape de préparation</text:p>
          </draw:text-box>
        </draw:frame>
        <draw:frame presentation:style-name="pr9" draw:text-style-name="P5" draw:layer="layout" svg:width="23.438cm" svg:height="1.267cm" svg:x="1cm" svg:y="3.5cm" presentation:class="outline" presentation:user-transformed="true">
          <draw:text-box>
            <text:list text:style-name="L3">
              <text:list-item>
                <text:p text:style-name="P1">Audition du code</text:p>
              </text:list-item>
            </text:list>
          </draw:text-box>
        </draw:frame>
        <draw:frame draw:style-name="gr3" draw:text-style-name="P10" draw:layer="layout" svg:width="6.5cm" svg:height="1.208cm" svg:x="1.5cm" svg:y="4.5cm">
          <draw:text-box>
            <text:p text:style-name="P9"><text:span text:style-name="T8">mvn release:prepare</text:span></text:p>
            <text:p text:style-name="P9"><text:span text:style-name="T9"/></text:p>
          </draw:text-box>
        </draw:frame>
        <draw:frame presentation:style-name="pr10" draw:text-style-name="P5" draw:layer="layout" svg:width="23.438cm" svg:height="9.999cm" svg:x="1cm" svg:y="6.307cm" presentation:class="outline" presentation:user-transformed="true">
          <draw:text-box>
            <text:list text:style-name="L3">
              <text:list-item>
                <text:p text:style-name="P1">Mécanisme</text:p>
              </text:list-item>
            </text:list>
            <text:list text:style-name="L5">
              <text:list-item>
                <text:list>
                  <text:list-item>
                    <text:p text:style-name="P1"><text:s/>Vérification des versions</text:p>
                  </text:list-item>
                  <text:list-item>
                    <text:p text:style-name="P1"><text:s/>Vérification qu'il n'existe pas de modification local</text:p>
                  </text:list-item>
                  <text:list-item>
                    <text:p text:style-name="P1"><text:s/>Vérification qu'un plugin ou une dépendance utilisé n'est pas en version SNAPSHOT</text:p>
                  </text:list-item>
                  <text:list-item>
                    <text:p text:style-name="P1"><text:s/>Modification des POMs (1.0-SNAPSHOT → 1.0) dans l'outil de gestion de sources</text:p>
                  </text:list-item>
                  <text:list-item>
                    <text:p text:style-name="P1"><text:s/>Lancement de « mvn clean integration-test »</text:p>
                  </text:list-item>
                  <text:list-item>
                    <text:p text:style-name="P1"><text:s/>Mise à jour du contrôle de source et création d'un label</text:p>
                  </text:list-item>
                  <text:list-item>
                    <text:p text:style-name="P1"><text:s/>Modification de nouveau des POMS (1.0 → 1.1-SNAPSHO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able – Étape de préparation</text:p>
          </draw:text-box>
        </draw:frame>
        <draw:frame presentation:style-name="pr11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éation d'un fichier « release.properties » contenant </text:p>
                <text:list>
                  <text:list-item>
                    <text:p text:style-name="P1">L'ensemble des informations de versions courantes</text:p>
                  </text:list-item>
                  <text:list-item>
                    <text:p text:style-name="P1">L'ensemble des informations des prochaines versions</text:p>
                  </text:list-item>
                  <text:list-item>
                    <text:p text:style-name="P1">L'URL de connexion au gestionnaire de source<text:line-break/></text:p>
                  </text:list-item>
                </text:list>
              </text:list-item>
              <text:list-item>
                <text:p>Automatisation des releases</text:p>
                <text:list>
                  <text:list-item>
                    <text:p>Pas de questions posées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10" draw:layer="layout" svg:width="7cm" svg:height="1.208cm" svg:x="5.5cm" svg:y="11.5cm">
          <draw:text-box>
            <text:p text:style-name="P9"><text:span text:style-name="T8">mvn release:prepare -B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Étape d'exécution</text:p>
          </draw:text-box>
        </draw:frame>
        <draw:frame presentation:style-name="pr9" draw:text-style-name="P5" draw:layer="layout" svg:width="23.438cm" svg:height="1.267cm" svg:x="0.86cm" svg:y="4.233cm" presentation:class="outline" presentation:user-transformed="true">
          <draw:text-box>
            <text:list text:style-name="L3">
              <text:list-item>
                <text:p text:style-name="P1">Utilisation des informations du fichier « releases.properties »</text:p>
              </text:list-item>
            </text:list>
          </draw:text-box>
        </draw:frame>
        <draw:frame draw:style-name="gr3" draw:text-style-name="P10" draw:layer="layout" svg:width="6.5cm" svg:height="1.208cm" svg:x="1cm" svg:y="5.5cm">
          <draw:text-box>
            <text:p text:style-name="P9"><text:span text:style-name="T8">mvn release:perform</text:span></text:p>
            <text:p text:style-name="P9"><text:span text:style-name="T9"/></text:p>
          </draw:text-box>
        </draw:frame>
        <draw:frame presentation:style-name="pr12" draw:text-style-name="P5" draw:layer="layout" svg:width="23.438cm" svg:height="8.941cm" svg:x="0.562cm" svg:y="7.5cm" presentation:class="outline" presentation:user-transformed="true">
          <draw:text-box>
            <text:list text:style-name="L3">
              <text:list-item>
                <text:p text:style-name="P1">Génération :</text:p>
              </text:list-item>
            </text:list>
            <text:list text:style-name="L5">
              <text:list-item>
                <text:list>
                  <text:list-item>
                    <text:p text:style-name="P1"><text:s/>Récupération (checkout) de la version taguée dans le contrôle de source</text:p>
                  </text:list-item>
                  <text:list-item>
                    <text:p text:style-name="P1"><text:s/>Build</text:p>
                  </text:list-item>
                  <text:list-item>
                    <text:p text:style-name="P1"><text:s/>Génération des sources et de la JavaDoc</text:p>
                  </text:list-item>
                  <text:list-item>
                    <text:p text:style-name="P1"><text:s/>Déploiement</text:p>
                  </text:list-item>
                  <text:list-item>
                    <text:p text:style-name="P1"><text:s/>Génération du site<text:line-break/></text:p>
                  </text:list-item>
                </text:list>
              </text:list-item>
            </text:list>
            <text:list text:style-name="L3">
              <text:list-item>
                <text:p text:style-name="P1">Possibilité de s'arrêter à une phase du cycle de construction</text:p>
              </text:list-item>
            </text:list>
          </draw:text-box>
        </draw:frame>
        <draw:frame draw:style-name="gr3" draw:text-style-name="P10" draw:layer="layout" svg:width="11cm" svg:height="1.208cm" svg:x="1.5cm" svg:y="16.792cm">
          <draw:text-box>
            <text:p text:style-name="P9"><text:span text:style-name="T8">mvn release:perform -Dgoals=install</text:span></text:p>
            <text:p text:style-name="P9"><text:span text:style-name="T9"/></text:p>
          </draw:text-box>
        </draw:frame>
        <draw:frame draw:style-name="gr4" draw:text-style-name="P11" draw:layer="layout" svg:width="4.642cm" svg:height="1.987cm" svg:x="19.858cm" svg:y="16.513cm">
          <draw:text-box>
            <text:p text:style-name="P1"><text:span text:style-name="T10">demo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4" svg:font-family="'Courier New'"/>
    <style:font-face style:name="Courier New2" svg:font-family="'Courier New'" style:font-family-generic="modern" style:font-pitch="fixed"/>
    <style:font-face style:name="CourierNewPSMT" svg:font-family="CourierNewPSMT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tarSymbol4" svg:font-family="StarSymbol, 'Arial Unicode MS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ucida Sans Unicode1" svg:font-family="'Lucida Sans Unicode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mmand" style:family="graphic">
      <style:paragraph-properties fo:text-align="center" style:text-autospace="none"/>
      <style:text-properties style:font-name="Courier New2" fo:font-family="'Courier New'" style:font-family-generic="modern" style:font-pitch="fixed" fo:font-size="10pt" fo:language="en" fo:country="US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5:37:13.322000000</dc:date>
    <meta:editing-cycles>196</meta:editing-cycles>
    <meta:editing-duration>PT15H50M57S</meta:editing-duration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